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officeooo:rsid="000ab74e" officeooo:paragraph-rsid="000ab74e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ab74e" officeooo:paragraph-rsid="000ab74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cf69c" officeooo:paragraph-rsid="000cf69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ec8ba" officeooo:paragraph-rsid="000ec8b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f16cc" officeooo:paragraph-rsid="000f16c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00ab74e" officeooo:paragraph-rsid="000ab74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officeooo:rsid="000c6c50" officeooo:paragraph-rsid="000c6c5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0cf69c" officeooo:paragraph-rsid="000cf69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officeooo:rsid="000f16cc" officeooo:paragraph-rsid="000f16cc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cf69c" officeooo:paragraph-rsid="000cf69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weight="bold" officeooo:rsid="00133bf0" officeooo:paragraph-rsid="00133bf0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2pt" fo:font-weight="bold" officeooo:rsid="000ab74e" officeooo:paragraph-rsid="000ab74e" style:font-size-asian="10.5pt" style:font-weight-asian="bold" style:font-size-complex="12pt" style:font-weight-complex="bold"/>
    </style:style>
    <style:style style:name="P13" style:family="paragraph" style:parent-style-name="Standard" style:list-style-name="L2">
      <style:paragraph-properties fo:text-align="justify" style:justify-single-word="false"/>
      <style:text-properties fo:font-size="12pt" fo:font-weight="bold" officeooo:rsid="000ab74e" officeooo:paragraph-rsid="000ab74e" style:font-size-asian="10.5pt" style:font-weight-asian="bold" style:font-size-complex="12pt" style:font-weight-complex="bold"/>
    </style:style>
    <style:style style:name="P14" style:family="paragraph" style:parent-style-name="Standard" style:list-style-name="L3">
      <style:paragraph-properties fo:text-align="center" style:justify-single-word="false"/>
      <style:text-properties fo:font-size="12pt" fo:font-weight="bold" officeooo:rsid="000cf69c" officeooo:paragraph-rsid="000cf69c" style:font-size-asian="10.5pt" style:font-weight-asian="bold" style:font-size-complex="12pt" style:font-weight-complex="bold"/>
    </style:style>
    <style:style style:name="P15" style:family="paragraph" style:parent-style-name="Standard" style:list-style-name="L3">
      <style:paragraph-properties fo:text-align="justify" style:justify-single-word="false"/>
      <style:text-properties fo:font-size="12pt" fo:font-weight="bold" officeooo:rsid="000cf69c" officeooo:paragraph-rsid="000cf69c" style:font-size-asian="10.5pt" style:font-weight-asian="bold" style:font-size-complex="12pt" style:font-weight-complex="bold"/>
    </style:style>
    <style:style style:name="P16" style:family="paragraph" style:parent-style-name="Standard" style:list-style-name="L5">
      <style:paragraph-properties fo:text-align="justify" style:justify-single-word="false"/>
      <style:text-properties fo:font-size="12pt" fo:font-weight="bold" officeooo:rsid="00133bf0" officeooo:paragraph-rsid="00133bf0" style:font-size-asian="10.5pt" style:font-weight-asian="bold" style:font-size-complex="12pt" style:font-weight-complex="bold"/>
    </style:style>
    <style:style style:name="P17" style:family="paragraph" style:parent-style-name="Standard" style:list-style-name="L3">
      <style:paragraph-properties fo:text-align="justify" style:justify-single-word="false"/>
      <style:text-properties fo:font-size="12pt" fo:font-weight="normal" officeooo:rsid="000c6c50" officeooo:paragraph-rsid="000c6c50" style:font-size-asian="10.5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justify" style:justify-single-word="false"/>
      <style:text-properties fo:font-size="12pt" fo:font-weight="normal" officeooo:rsid="000cf69c" officeooo:paragraph-rsid="000cf69c" style:font-size-asian="10.5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justify" style:justify-single-word="false"/>
      <style:text-properties fo:font-size="12pt" fo:font-weight="normal" officeooo:rsid="00133bf0" officeooo:paragraph-rsid="00133bf0" style:font-size-asian="10.5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center" style:justify-single-word="false" fo:break-before="page"/>
      <style:text-properties fo:font-size="14pt" fo:font-weight="bold" officeooo:rsid="000cf69c" officeooo:paragraph-rsid="000cf69c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6c50" style:font-weight-asian="normal" style:font-weight-complex="normal"/>
    </style:style>
    <style:style style:name="T3" style:family="text">
      <style:text-properties officeooo:rsid="000c6c50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ation gathering</text:p>
      <text:p text:style-name="P1"/>
      <text:p text:style-name="P2">it refers to gathering infromation about the target from the various <text:s/>resources. It is same as the recoincesnsse. It is two types</text:p>
      <text:p text:style-name="P2">1. Active</text:p>
      <text:p text:style-name="P2">2. passive</text:p>
      <text:p text:style-name="P6">1. Active:-<text:span text:style-name="T1"/></text:p>
      <text:list text:style-name="L1">
        <text:list-item>
          <text:p text:style-name="P12">Nmap<text:span text:style-name="T1">:- N/W mappper tool for N/W discovery &amp; security auditng.</text:span></text:p>
        </text:list-item>
        <text:list-item>
          <text:p text:style-name="P12">Masscan:-<text:span text:style-name="T1">Tcp port scanner, spews SYN packets asynchronysly upto 10 million packets 10 seconds.</text:span></text:p>
        </text:list-item>
      </text:list>
      <text:list text:style-name="L2">
        <text:list-item>
          <text:p text:style-name="P13">Nessus:- <text:span text:style-name="T1">vulnerability config. &amp; compilance assesment tools.</text:span></text:p>
        </text:list-item>
        <text:list-item>
          <text:p text:style-name="P13">Metasploit framework<text:span text:style-name="T1">:-Penetration testing framework that make hacking simple</text:span></text:p>
        </text:list-item>
        <text:list-item>
          <text:p text:style-name="P13">wireshark:- <text:span text:style-name="T1">N/W protocola analyzer.</text:span></text:p>
        </text:list-item>
        <text:list-item>
          <text:p text:style-name="P13">Aricrack-ng:- </text:p>
        </text:list-item>
        <text:list-item>
          <text:p text:style-name="P13">Netcat:-</text:p>
        </text:list-item>
        <text:list-item>
          <text:p text:style-name="P13">Nikto:- <text:span text:style-name="T2">web server scanner which performs comprehensive tests against web serverfor multiple items</text:span></text:p>
        </text:list-item>
        <text:list-item>
          <text:p text:style-name="P13">OWASP<text:span text:style-name="T3">(Open web application security project)</text:span>ZAP:-<text:span text:style-name="T2">Security tool used for finding security vulnerability in web applications.</text:span></text:p>
        </text:list-item>
        <text:list-item>
          <text:p text:style-name="P13">Burpsuite:- <text:span text:style-name="T2">Graphical tool for testing web application security.</text:span></text:p>
        </text:list-item>
      </text:list>
      <text:p text:style-name="P6"><text:span text:style-name="T2"/></text:p>
      <text:p text:style-name="P7">2. passive:-</text:p>
      <text:list text:style-name="L3">
        <text:list-item>
          <text:p text:style-name="P17"><text:span text:style-name="T4">WHOIS Lookup:</text:span>- provides the Domain name &amp; their contact information</text:p>
        </text:list-item>
        <text:list-item>
          <text:p text:style-name="P17"><text:span text:style-name="T4">NsLookup:- </text:span>Quesries DNS to obtain domain name or ip addressing mapping or other DNS records</text:p>
        </text:list-item>
        <text:list-item>
          <text:p text:style-name="P17"><text:span text:style-name="T4">TheHarvester:- </text:span>gathers dub domain, employe names and open ports and banners</text:p>
        </text:list-item>
        <text:list-item>
          <text:p text:style-name="P17"><text:span text:style-name="T4">Shodan:</text:span> a search engine</text:p>
        </text:list-item>
        <text:list-item>
          <text:p text:style-name="P17"><text:span text:style-name="T4">Censys: </text:span>collects data on hosts and websites through regular scans</text:p>
        </text:list-item>
        <text:list-item>
          <text:p text:style-name="P17"><text:span text:style-name="T4">Maltago: </text:span>propeiratry s/w for open-source intellegence and forensic</text:p>
        </text:list-item>
        <text:list-item>
          <text:p text:style-name="P17"><text:span text:style-name="T4">Recon-ng: </text:span>a full fledged web recoinsence framework written in python</text:p>
        </text:list-item>
        <text:list-item>
          <text:p text:style-name="P17"><text:span text:style-name="T4">Google Dorks:</text:span> Uses advance search queries in gooogle ti find vulnerabilities and sensitive informarion</text:p>
        </text:list-item>
        <text:list-item>
          <text:p text:style-name="P17"><text:span text:style-name="T4">Netcraft:</text:span> Provides internet security services including cyber security anti-fraud <text:s/>&amp; anti=-phishing.</text:p>
        </text:list-item>
        <text:list-item>
          <text:p text:style-name="P17"><text:span text:style-name="T4">Robtex:</text:span> A powerful DNS,ip,route and AS internet toolbox</text:p>
        </text:list-item>
        <text:list-item>
          <text:p text:style-name="P17"><text:span text:style-name="T4">Builtwith:</text:span> tells you what a webstie built with by looking in its stack</text:p>
          <text:p text:style-name="P17"/>
          <text:p text:style-name="P20">OSINT</text:p>
          <text:p text:style-name="P14"/>
        </text:list-item>
        <text:list-item>
          <text:p text:style-name="P15">Indentiying:- <text:span text:style-name="T1">Where you can find the information</text:span></text:p>
        </text:list-item>
        <text:list-item>
          <text:p text:style-name="P15">Harvesting:- <text:span text:style-name="T1">collecting the relevant data from the identified resouces</text:span></text:p>
        </text:list-item>
        <text:list-item>
          <text:p text:style-name="P15">data processign:- <text:span text:style-name="T1">Processing the data &amp; getting meaningful infromation</text:span></text:p>
        </text:list-item>
        <text:list-item>
          <text:p text:style-name="P15">analysis:- <text:span text:style-name="T1">combining the data acquired from multiple resouces</text:span></text:p>
        </text:list-item>
        <text:list-item>
          <text:p text:style-name="P15">Reporting:- <text:span text:style-name="T1">Create a final report</text:span></text:p>
        </text:list-item>
      </text:list>
      <text:p text:style-name="P8"><text:span text:style-name="T1"/></text:p>
      <text:p text:style-name="P10">Top OSINT tools</text:p>
      <text:list text:style-name="L4">
        <text:list-item>
          <text:p text:style-name="P18">Censys</text:p>
        </text:list-item>
        <text:list-item>
          <text:p text:style-name="P18">check usernames</text:p>
        </text:list-item>
        <text:list-item>
          <text:p text:style-name="P18">spiderfoot</text:p>
        </text:list-item>
        <text:list-item>
          <text:p text:style-name="P18">google docks</text:p>
        </text:list-item>
        <text:list-item>
          <text:p text:style-name="P18">theharvester</text:p>
        </text:list-item>
        <text:list-item>
          <text:p text:style-name="P18">shodan</text:p>
        </text:list-item>
        <text:list-item>
          <text:p text:style-name="P18">jigsaw</text:p>
        </text:list-item>
        <text:list-item>
          <text:p text:style-name="P18">maltago</text:p>
        </text:list-item>
        <text:list-item>
          <text:p text:style-name="P18">creepy</text:p>
        </text:list-item>
        <text:list-item>
          <text:p text:style-name="P18">websheg</text:p>
        </text:list-item>
        <text:list-item>
          <text:p text:style-name="P18">openvas</text:p>
        </text:list-item>
        <text:list-item>
          <text:p text:style-name="P18">unicorn scan</text:p>
        </text:list-item>
        <text:list-item>
          <text:p text:style-name="P18">zoomeye</text:p>
        </text:list-item>
        <text:list-item>
          <text:p text:style-name="P18">spuse</text:p>
        </text:list-item>
        <text:list-item>
          <text:p text:style-name="P18">exiftool</text:p>
        </text:list-item>
      </text:list>
      <text:p text:style-name="P3"/>
      <text:p text:style-name="P3"/>
      <text:p text:style-name="P4">we can easily capture packets in HTTP protocol</text:p>
      <text:p text:style-name="P4"><text:span text:style-name="T4">wappolyzer:-</text:span> extension use for finding about sites,</text:p>
      <text:p text:style-name="P4"/>
      <text:p text:style-name="P4"><text:span text:style-name="T4">BETTERCAP:-</text:span> used for performing MITM attack.</text:p>
      <text:p text:style-name="P4"/>
      <text:p text:style-name="P4"/>
      <text:p text:style-name="P4"/>
      <text:p text:style-name="P4"/>
      <text:p text:style-name="P9">TheHarvers:-</text:p>
      <text:p text:style-name="P5">Syntax:- <text:s/>theHarvester -d &lt;domain name&gt; -b &lt;search engine&gt;</text:p>
      <text:p text:style-name="P5"/>
      <text:p text:style-name="P5"/>
      <text:p text:style-name="P9">exiftool:-</text:p>
      <text:p text:style-name="P5">use for finding more information about image.</text:p>
      <text:p text:style-name="P5"/>
      <text:p text:style-name="P5">Syntax:- exiftool &lt;image_name&gt;</text:p>
      <text:p text:style-name="P5"/>
      <text:p text:style-name="P5"/>
      <text:p text:style-name="P5"/>
      <text:p text:style-name="P5"/>
      <text:p text:style-name="P11">Google dorking:-</text:p>
      <text:list text:style-name="L5">
        <text:list-item>
          <text:p text:style-name="P19"><text:span text:style-name="T4">intittle:</text:span> <text:s/>shows the tittle where the target comes.</text:p>
        </text:list-item>
        <text:list-item>
          <text:p text:style-name="P16">Inurl: <text:s/></text:p>
        </text:list-item>
        <text:list-item>
          <text:p text:style-name="P16">intext: </text:p>
        </text:list-item>
        <text:list-item>
          <text:p text:style-name="P16">define:</text:p>
        </text:list-item>
        <text:list-item>
          <text:p text:style-name="P16">site:</text:p>
        </text:list-item>
        <text:list-item>
          <text:p text:style-name="P16"><text:soft-page-break/>phonebook:</text:p>
        </text:list-item>
        <text:list-item>
          <text:p text:style-name="P16">maps:</text:p>
        </text:list-item>
        <text:list-item>
          <text:p text:style-name="P16">book:</text:p>
        </text:list-item>
        <text:list-item>
          <text:p text:style-name="P16">info:</text:p>
        </text:list-item>
        <text:list-item>
          <text:p text:style-name="P16">movie:</text:p>
        </text:list-item>
        <text:list-item>
          <text:p text:style-name="P16">weather:</text:p>
        </text:list-item>
        <text:list-item>
          <text:p text:style-name="P16">related:</text:p>
        </text:list-item>
        <text:list-item>
          <text:p text:style-name="P16">link: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20:42:39.263425083</meta:creation-date>
    <dc:date>2024-06-23T21:34:19.816279400</dc:date>
    <meta:editing-duration>PT25M11S</meta:editing-duration>
    <meta:editing-cycles>3</meta:editing-cycles>
    <meta:generator>LibreOffice/24.2.3.2$Linux_X86_64 LibreOffice_project/420$Build-2</meta:generator>
    <meta:document-statistic meta:table-count="0" meta:image-count="0" meta:object-count="0" meta:page-count="3" meta:paragraph-count="73" meta:word-count="405" meta:character-count="2573" meta:non-whitespace-character-count="2288"/>
  </office:meta>
</office:document-meta>
</file>